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he title Attribute</text:h>
      <text:p text:style-name="Text_20_body">The <text:span text:style-name="Source_20_Text">title</text:span> attribute defines some extra information about an element.</text:p>
      <text:p text:style-name="Text_20_body">The value of the title attribute will be displayed as a tooltip when you mouse over the element:</text:p>
      <text:h text:style-name="Heading_20_3" text:outline-level="3">Example</text:h>
      <text:p text:style-name="P1"><text:span text:style-name="T2">&lt;</text:span><text:span text:style-name="T1">p</text:span><text:span text:style-name="T3"> title</text:span><text:span text:style-name="T2">="I'm a tooltip"&gt;</text:span>This is a paragraph.<text:span text:style-name="T2">&lt;</text:span><text:span text:style-name="T1">/p</text:span><text:span text:style-name="T2">&gt;</text:span>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3:14:42.348614795</meta:creation-date>
    <meta:generator>LibreOffice/6.4.7.2$Linux_X86_64 LibreOffice_project/40$Build-2</meta:generator>
    <dc:date>2022-01-26T17:34:09.101857786</dc:date>
    <meta:editing-duration>PT4H8M51S</meta:editing-duration>
    <meta:editing-cycles>1</meta:editing-cycles>
    <meta:document-statistic meta:table-count="0" meta:image-count="0" meta:object-count="0" meta:page-count="1" meta:paragraph-count="5" meta:word-count="39" meta:character-count="240" meta:non-whitespace-character-count="205"/>
  </office:meta>
</office:document-meta>
</file>